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028in" style:rel-column-width="9489*"/>
    </style:style>
    <style:style style:name="Table1.B" style:family="table-column">
      <style:table-column-properties style:column-width="0.7549in" style:rel-column-width="7143*"/>
    </style:style>
    <style:style style:name="Table1.C" style:family="table-column">
      <style:table-column-properties style:column-width="5.1674in" style:rel-column-width="48903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/>
    </style:style>
    <style:style style:name="P14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style:font-size-asian="10.5pt" style:font-size-complex="12pt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fo:font-weight="bold" style:font-size-asian="7pt" style:font-weight-asian="bold" style:font-size-complex="8pt" style:font-weight-complex="bold"/>
    </style:style>
    <style:style style:name="T4" style:family="text">
      <style:text-properties fo:font-size="8pt" style:font-size-asian="7pt" style:font-size-complex="8pt"/>
    </style:style>
    <style:style style:name="T5" style:family="text">
      <style:text-properties style:use-window-font-color="true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02in" svg:y="0.2in" svg:width="1.9701in" draw:z-index="0">
        <draw:text-box fo:min-height="1.7075in">
          <text:p text:style-name="P15">Nomor Tiket</text:p>
          <text:p text:style-name="P13"><text:span text:style-name="T2">{nomor_tiket}<text:line-break/></text:span><text:span text:style-name="T3"><text:line-break/></text:span>Diterima</text:p>
          <text:p text:style-name="P14">{tanggal_diterima}</text:p>
          <text:p text:style-name="P13"><text:span text:style-name="T4"><text:line-break/></text:span>Target Penyelesaian</text:p>
          <text:p text:style-name="P14">{tanggal_selesai}</text:p>
          <text:p text:style-name="P15"/>
          <text:p text:style-name="P15">{nama_unit_satker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12">TANDA TERIMA</text:p>
      <text:p text:style-name="P9">PENGAJUAN REVISI ANGGARAN</text:p>
      <text:p text:style-name="P9"/>
      <text:p text:style-name="P7">Nomor Surat Usulan<text:tab/>: {nomor_surat_usulan}</text:p>
      <text:p text:style-name="P7">Tanggal Surat Usulan<text:tab/>: {tanggal_surat_usulan}</text:p>
      <text:p text:style-name="P7"/>
      <text:p text:style-name="P11">Informasi Unit Pengusul</text:p>
      <text:p text:style-name="P7">Nama K/L<text:tab/>: {kementerian}</text:p>
      <text:p text:style-name="P7">Eselon I<text:tab/>: {eselon}</text:p>
      <text:p text:style-name="P7">Nama Petugas<text:tab/>: {nama_petugas}</text:p>
      <text:p text:style-name="P7">NIP<text:tab/>: {nip}</text:p>
      <text:p text:style-name="P7">Jabatan<text:tab/>: {jabatan}</text:p>
      <text:p text:style-name="P7">No. HP<text:tab/>: {no_hp}</text:p>
      <text:p text:style-name="P7">Telp. Kantor<text:tab/>: {no_kantor}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email</text:p>
          </table:table-cell>
          <table:table-cell table:style-name="Table1.A1" office:value-type="string">
            <text:p text:style-name="P16">:</text:p>
          </table:table-cell>
          <table:table-cell table:style-name="Table1.A1" office:value-type="string">
            <text:p text:style-name="P7">{email}</text:p>
          </table:table-cell>
        </table:table-row>
      </table:table>
      <text:p text:style-name="P11">Kelengkapan Dokumen</text:p>
      <text:p text:style-name="P10">{kelengkapan_dokumen}</text:p>
      <text:p text:style-name="P11">Catatan Petugas Pusat Layanan DJA</text:p>
      <text:p text:style-name="P7">{catatan}</text:p>
      <text:p text:style-name="P7"/>
      <text:p text:style-name="P8"><text:tab/><text:tab/>Jakarta, {tanggal_sekarang}</text:p>
      <text:p text:style-name="P8"><text:tab/><text:tab/>Penyelia</text:p>
      <text:p text:style-name="P8"/>
      <text:p text:style-name="P8"/>
      <text:p text:style-name="P17"><text:span text:style-name="T5">{nama_penyelia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38M1S</meta:editing-duration>
    <meta:editing-cycles>29</meta:editing-cycles>
    <meta:generator>LibreOffice/3.4$Win32 LibreOffice_project/340m1$Build-402</meta:generator>
    <dc:date>2012-02-06T06:33:28.72</dc:date>
    <meta:document-statistic meta:table-count="1" meta:image-count="0" meta:object-count="0" meta:page-count="1" meta:paragraph-count="37" meta:word-count="103" meta:character-count="837" meta:non-whitespace-character-count="762"/>
  </office:meta>
</office:document-meta>
</file>